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61db6" officeooo:paragraph-rsid="00061d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erardo4@eiger:~$ ls</text:p>
      <text:p text:style-name="P1">Desktop <text:s/>Documents <text:s/>Downloads <text:s/>Music <text:s/>Pictures<text:tab/>Public<text:tab/>public_html <text:s/>smb_files<text:tab/>Templates <text:s/>Videos</text:p>
      <text:p text:style-name="P1">gerardo4@eiger:~$ cd Documents</text:p>
      <text:p text:style-name="P1">gerardo4@eiger:~/Documents$ ls</text:p>
      <text:p text:style-name="P1">data001.txt <text:s/>data002.txt <text:s/>data003.txt <text:s/>data004.txt <text:s/>data005.txt <text:s/>data006.txt <text:s/>data007.txt <text:s/>data008.txt<text:tab/>data009.txt <text:s/>data010.txt</text:p>
      <text:p text:style-name="P1">gerardo4@eiger:~/Documents$ cat data*.txt &gt; data_all.tx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7T11:50:17.045195651</meta:creation-date>
    <dc:date>2019-07-17T11:52:00.324835614</dc:date>
    <meta:editing-duration>PT1M43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32" meta:character-count="357" meta:non-whitespace-character-count="317"/>
  </office:meta>
</office:document-meta>
</file>